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2a60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ffbf00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ce181e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00a933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ffbf00" fo:font-weight="bold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064cm" svg:height="1.524cm" svg:x="0.762cm" svg:y="7.874cm">
          <text:p text:style-name="P1">M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064cm" svg:height="1.27cm" svg:x="7.366cm" svg:y="4.318cm">
          <text:p text:style-name="P1">Visual Effec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826cm" svg:y1="8.636cm" svg:x2="7.366cm" svg:y2="4.953cm" draw:start-shape="id1" draw:start-glue-point="7" draw:end-shape="id2" draw:end-glue-point="5" svg:d="M4826 8636h1271v-3683h1269" svg:viewBox="0 0 2541 3684">
          <text:p text:style-name="P1"><text:span text:style-name="T1">P1_BLUE</text:span></text:p>
        </draw:connector>
        <draw:custom-shape draw:style-name="gr2" draw:text-style-name="P1" xml:id="id3" draw:id="id3" draw:layer="layout" svg:width="4.064cm" svg:height="1.27cm" svg:x="7.366cm" svg:y="11.557cm">
          <text:p text:style-name="P1">Gam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826cm" svg:y1="8.636cm" svg:x2="7.366cm" svg:y2="12.192cm" draw:start-shape="id1" draw:start-glue-point="7" draw:end-shape="id3" draw:end-glue-point="5" svg:d="M4826 8636h1271v3556h1269" svg:viewBox="0 0 2541 3557">
          <text:p text:style-name="P1"><text:span text:style-name="T2">P1_YELLOW</text:span></text:p>
        </draw:connector>
        <draw:connector draw:style-name="gr3" draw:text-style-name="P4" draw:layer="layout" draw:type="curve" draw:line-skew="0.393cm -3.467cm" svg:x1="11.43cm" svg:y1="4.953cm" svg:x2="2.794cm" svg:y2="7.874cm" draw:start-shape="id2" draw:start-glue-point="7" draw:end-shape="id1" draw:end-glue-point="4" svg:d="M11430 4953c1342 0 1118-844-1376-1842s-7260-2150-7260 4763" svg:viewBox="0 0 9451 5519">
          <text:p text:style-name="P1"><text:span text:style-name="T3">P1_RED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ustom-shape draw:style-name="gr2" draw:text-style-name="P1" xml:id="id4" draw:id="id4" draw:layer="layout" svg:width="4.064cm" svg:height="1.27cm" svg:x="16.51cm" svg:y="0.762cm">
          <text:p text:style-name="P1">Coz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064cm" svg:height="1.27cm" svg:x="16.51cm" svg:y="6.604cm">
          <text:p text:style-name="P1">Water Eff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064cm" svg:height="1.27cm" svg:x="16.256cm" svg:y="8.636cm">
          <text:p text:style-name="P1">Snak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4.064cm" svg:height="1.27cm" svg:x="16.256cm" svg:y="11.557cm">
          <text:p text:style-name="P1">Tetr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4.064cm" svg:height="1.27cm" svg:x="16.256cm" svg:y="14.478cm">
          <text:p text:style-name="P1">Race?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1.43cm" svg:y1="4.953cm" svg:x2="16.51cm" svg:y2="1.397cm" draw:start-shape="id2" draw:start-glue-point="7" draw:end-shape="id4" draw:end-glue-point="5" svg:d="M11430 4953h2541v-3556h2539" svg:viewBox="0 0 5081 3557">
          <text:p text:style-name="P1"><text:span text:style-name="T1">P1_BLUE</text:span></text:p>
        </draw:connector>
        <draw:connector draw:style-name="gr3" draw:text-style-name="P3" draw:layer="layout" svg:x1="11.43cm" svg:y1="4.953cm" svg:x2="16.51cm" svg:y2="7.239cm" draw:start-shape="id2" draw:start-glue-point="7" draw:end-shape="id5" draw:end-glue-point="5" svg:d="M11430 4953h2541v2286h2539" svg:viewBox="0 0 5081 2287">
          <text:p text:style-name="P1"><text:span text:style-name="T2">P1_YELLOW</text:span></text:p>
        </draw:connector>
        <draw:connector draw:style-name="gr3" draw:text-style-name="P3" draw:layer="layout" svg:x1="11.43cm" svg:y1="12.192cm" svg:x2="16.256cm" svg:y2="9.271cm" draw:start-shape="id3" draw:start-glue-point="7" draw:end-shape="id6" draw:end-glue-point="5" svg:d="M11430 12192h2414v-2921h2412" svg:viewBox="0 0 4827 2922">
          <text:p text:style-name="P1"><text:span text:style-name="T2">P1_YELLOW</text:span></text:p>
        </draw:connector>
        <draw:connector draw:style-name="gr3" draw:text-style-name="P2" draw:layer="layout" svg:x1="11.43cm" svg:y1="12.192cm" svg:x2="16.256cm" svg:y2="12.192cm" draw:start-shape="id3" draw:start-glue-point="7" draw:end-shape="id7" draw:end-glue-point="5" svg:d="M11430 12192h4826" svg:viewBox="0 0 4827 1">
          <text:p text:style-name="P1"><text:span text:style-name="T1">P1_BLUE</text:span></text:p>
        </draw:connector>
        <draw:connector draw:style-name="gr3" draw:text-style-name="P5" draw:layer="layout" svg:x1="11.43cm" svg:y1="12.192cm" svg:x2="16.256cm" svg:y2="15.113cm" draw:start-shape="id3" draw:start-glue-point="7" draw:end-shape="id8" draw:end-glue-point="5" svg:d="M11430 12192h2414v2921h2412" svg:viewBox="0 0 4827 2922">
          <text:p text:style-name="P1"><text:span text:style-name="T4">P1_GREEN</text:span></text:p>
        </draw:connector>
        <draw:connector draw:style-name="gr3" draw:text-style-name="P6" draw:layer="layout" draw:type="curve" draw:line-skew="0cm 3.798cm" svg:x1="11.43cm" svg:y1="12.192cm" svg:x2="2.794cm" svg:y2="9.398cm" draw:start-shape="id3" draw:start-glue-point="7" draw:end-shape="id1" draw:end-glue-point="6" svg:d="M11430 12192c753 0 628 1041-1719 2172s-6917 2351-6917-4966" svg:viewBox="0 0 9048 582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3">P1_RED</text:span></text:p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9" xml:id="id11" draw:id="id11" draw:layer="layout" svg:width="4.826cm" svg:height="1.524cm" svg:x="0.508cm" svg:y="0.508cm">
          <text:p text:style-name="P8"><text:span text:style-name="T5">Game or Application Sta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2" draw:id="id12" draw:layer="layout" svg:width="3.048cm" svg:height="1.524cm" svg:x="1.397cm" svg:y="3.048cm">
          <text:p text:style-name="P8"><text:span text:style-name="T5">Set all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xml:id="id13" draw:id="id13" draw:layer="layout" svg:width="3.556cm" svg:height="1.524cm" svg:x="1.143cm" svg:y="5.588cm">
          <text:p text:style-name="P8"><text:span text:style-name="T5">Initialize LedTabl[x][y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9" xml:id="id14" draw:id="id14" draw:layer="layout" svg:width="3.048cm" svg:height="2.794cm" svg:x="1.397cm" svg:y="7.874cm">
          <text:p text:style-name="P8"><text:span text:style-name="T6">Exit = Fal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xml:id="id9" draw:id="id9" draw:layer="layout" svg:width="3.048cm" svg:height="2.794cm" svg:x="7.112cm" svg:y="0.762cm">
          <text:p text:style-name="P8"><text:span text:style-name="T6">Time to read GP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xml:id="id15" draw:id="id15" draw:layer="layout" svg:width="3.048cm" svg:height="2.794cm" svg:x="7.366cm" svg:y="8.128cm">
          <text:p text:style-name="P8"><text:span text:style-name="T6">No option selec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0" draw:id="id10" draw:layer="layout" svg:width="2.54cm" svg:height="1.524cm" svg:x="7.62cm" svg:y="5.334cm">
          <text:p text:style-name="P8"><text:span text:style-name="T5">Get GPI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6" draw:layer="layout" svg:x1="8.636cm" svg:y1="3.556cm" svg:x2="8.89cm" svg:y2="5.334cm" draw:start-shape="id9" draw:start-glue-point="6" draw:end-shape="id10" draw:end-glue-point="4" svg:d="M8636 3556v890h254v888" svg:viewBox="0 0 255 1779">
          <text:p text:style-name="P1">Yes</text:p>
        </draw:connector>
        <draw:connector draw:style-name="gr10" draw:text-style-name="P6" draw:layer="layout" svg:x1="2.921cm" svg:y1="2.032cm" svg:x2="2.921cm" svg:y2="3.048cm" draw:start-shape="id11" draw:start-glue-point="6" draw:end-shape="id12" draw:end-glue-point="4" svg:d="M2921 2032v1016" svg:viewBox="0 0 1 1017">
          <text:p/>
        </draw:connector>
        <draw:connector draw:style-name="gr10" draw:text-style-name="P6" draw:layer="layout" svg:x1="2.921cm" svg:y1="4.572cm" svg:x2="2.921cm" svg:y2="5.588cm" draw:start-shape="id12" draw:start-glue-point="6" draw:end-shape="id13" draw:end-glue-point="4" svg:d="M2921 4572v1016" svg:viewBox="0 0 1 1017">
          <text:p/>
        </draw:connector>
        <draw:connector draw:style-name="gr10" draw:text-style-name="P6" draw:layer="layout" svg:x1="2.921cm" svg:y1="7.112cm" svg:x2="2.921cm" svg:y2="7.874cm" draw:start-shape="id13" draw:start-glue-point="6" draw:end-shape="id14" draw:end-glue-point="4" svg:d="M2921 7112v762" svg:viewBox="0 0 1 763">
          <text:p/>
        </draw:connector>
        <draw:connector draw:style-name="gr3" draw:text-style-name="P6" draw:layer="layout" svg:x1="4.445cm" svg:y1="9.271cm" svg:x2="8.636cm" svg:y2="0.762cm" draw:start-shape="id14" draw:start-glue-point="7" draw:end-shape="id9" draw:end-glue-point="4" svg:d="M4445 9271h1318v-9010h2873v501" svg:viewBox="0 0 4192 9011">
          <text:p text:style-name="P1">Yes</text:p>
        </draw:connector>
        <draw:custom-shape draw:style-name="gr6" draw:text-style-name="P9" xml:id="id16" draw:id="id16" draw:layer="layout" svg:width="3.048cm" svg:height="1.524cm" svg:x="7.366cm" svg:y="12.192cm">
          <text:p text:style-name="P8"><text:span text:style-name="T5">Set Zero Cross Flag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8.89cm" svg:y1="6.858cm" svg:x2="8.89cm" svg:y2="8.128cm" draw:start-shape="id10" draw:start-glue-point="6" draw:end-shape="id15" draw:end-glue-point="4" svg:d="M8890 6858v1270" svg:viewBox="0 0 1 1271">
          <text:p/>
        </draw:connector>
        <draw:connector draw:style-name="gr3" draw:text-style-name="P6" draw:layer="layout" svg:x1="8.89cm" svg:y1="10.922cm" svg:x2="8.89cm" svg:y2="12.192cm" draw:start-shape="id15" draw:start-glue-point="6" draw:end-shape="id16" draw:end-glue-point="4" svg:d="M8890 10922v1270" svg:viewBox="0 0 1 1271">
          <text:p text:style-name="P1">Yes</text:p>
        </draw:connector>
        <draw:custom-shape draw:style-name="gr6" draw:text-style-name="P9" xml:id="id17" draw:id="id17" draw:layer="layout" svg:width="3.048cm" svg:height="1.524cm" svg:x="14.732cm" svg:y="1.016cm">
          <text:p text:style-name="P8"><text:span text:style-name="T5">Application Rut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line-skew="0cm 1.264cm" svg:x1="8.89cm" svg:y1="13.716cm" svg:x2="16.256cm" svg:y2="1.016cm" draw:start-shape="id16" draw:start-glue-point="6" draw:end-shape="id17" draw:end-glue-point="4" svg:d="M8890 13716v501h4953v-13702h2413v501" svg:viewBox="0 0 7367 13703">
          <text:p/>
        </draw:connector>
        <draw:connector draw:style-name="gr3" draw:text-style-name="P6" draw:layer="layout" svg:x1="10.16cm" svg:y1="2.159cm" svg:x2="14.732cm" svg:y2="1.778cm" draw:start-shape="id9" draw:start-glue-point="7" draw:end-shape="id17" draw:end-glue-point="5" svg:d="M10160 2159h2307v-381h2265" svg:viewBox="0 0 4573 382">
          <text:p text:style-name="P1">No</text:p>
        </draw:connector>
        <draw:custom-shape draw:style-name="gr8" draw:text-style-name="P9" xml:id="id18" draw:id="id18" draw:layer="layout" svg:width="3.048cm" svg:height="2.794cm" svg:x="14.732cm" svg:y="4.064cm">
          <text:p text:style-name="P8"><text:span text:style-name="T6">Valid Option AND Zero Cross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9" draw:id="id19" draw:layer="layout" svg:width="2.54cm" svg:height="1.524cm" svg:x="14.986cm" svg:y="8.128cm">
          <text:p text:style-name="P8"><text:span text:style-name="T5">Do Ac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9" xml:id="id20" draw:id="id20" draw:layer="layout" svg:width="2.54cm" svg:height="1.524cm" svg:x="14.986cm" svg:y="10.668cm">
          <text:p text:style-name="P8"><text:span text:style-name="T5">Zero Cross = FALS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9" xml:id="id21" draw:id="id21" draw:layer="layout" svg:width="2.54cm" svg:height="1.524cm" svg:x="20.574cm" svg:y="4.826cm">
          <text:p text:style-name="P8"><text:span text:style-name="T5">Refresh scre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6" draw:layer="layout" svg:x1="16.256cm" svg:y1="2.54cm" svg:x2="16.256cm" svg:y2="4.064cm" draw:start-shape="id17" draw:start-glue-point="6" draw:end-shape="id18" draw:end-glue-point="4" svg:d="M16256 2540v1524" svg:viewBox="0 0 1 1525">
          <text:p/>
        </draw:connector>
        <draw:connector draw:style-name="gr3" draw:text-style-name="P6" draw:layer="layout" svg:x1="16.256cm" svg:y1="6.858cm" svg:x2="16.256cm" svg:y2="8.128cm" draw:start-shape="id18" draw:start-glue-point="6" draw:end-shape="id19" draw:end-glue-point="4" svg:d="M16256 6858v1270" svg:viewBox="0 0 1 1271">
          <text:p text:style-name="P1">YES</text:p>
        </draw:connector>
        <draw:connector draw:style-name="gr10" draw:text-style-name="P6" draw:layer="layout" svg:x1="16.256cm" svg:y1="9.652cm" svg:x2="16.256cm" svg:y2="10.668cm" draw:start-shape="id19" draw:start-glue-point="6" draw:end-shape="id20" draw:end-glue-point="4" svg:d="M16256 9652v1016" svg:viewBox="0 0 1 1017">
          <text:p/>
        </draw:connector>
        <draw:connector draw:style-name="gr10" draw:text-style-name="P6" draw:layer="layout" svg:x1="16.256cm" svg:y1="12.192cm" svg:x2="21.844cm" svg:y2="4.826cm" draw:start-shape="id20" draw:start-glue-point="6" draw:end-shape="id21" draw:end-glue-point="4" svg:d="M16256 12192v501h2967v-8368h2621v501" svg:viewBox="0 0 5589 8369">
          <text:p/>
        </draw:connector>
        <draw:connector draw:style-name="gr3" draw:text-style-name="P6" draw:layer="layout" svg:x1="17.78cm" svg:y1="5.461cm" svg:x2="20.574cm" svg:y2="5.588cm" draw:start-shape="id18" draw:start-glue-point="7" draw:end-shape="id21" draw:end-glue-point="5" svg:d="M17780 5461h1943v127h851" svg:viewBox="0 0 2795 128">
          <text:p text:style-name="P1">No</text:p>
        </draw:connecto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Windows_X86_64 LibreOffice_project/90f8dcf33c87b3705e78202e3df5142b201bd805</meta:generator>
    <dc:date>2020-06-05T14:24:50.288000000</dc:date>
    <meta:editing-duration>PT1H55M37S</meta:editing-duration>
    <meta:editing-cycles>7</meta:editing-cycles>
    <meta:document-statistic meta:object-count="69"/>
  </office:meta>
</office:document-meta>
</file>